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ro8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9" table:default-cell-style-name="ce1"/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2">
          <table:table-cell table:number-columns-repeated="13"/>
          <table:table-cell table:style-name="ce8"/>
          <table:table-cell table:style-name="ce10" office:value-type="string" calcext:value-type="string">
            <text:p>Inclination 90º(Normal)</text:p>
          </table:table-cell>
          <table:table-cell table:style-name="ce11"/>
          <table:table-cell table:number-columns-repeated="1005"/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9" office:value-type="string" calcext:value-type="string">
            <text:p>Payload – Kg (Full Trust)</text:p>
          </table:table-cell>
          <table:table-cell table:style-name="ce10" office:value-type="string" calcext:value-type="string">
            <text:p>Payload – Kg <text:s/>(Land. East-Island)</text:p>
          </table:table-cell>
          <table:table-cell table:style-name="ce12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3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Default"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998"/>
          <table:table-cell table:style-name="Default"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Default"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998"/>
          <table:table-cell table:style-name="Default"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998"/>
          <table:table-cell table:style-name="Default" table:number-columns-repeated="3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Default" table:number-columns-repeated="3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string" calcext:value-type="string">
            <text:p>30000*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Default" table:number-columns-repeated="3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  <table:table-cell table:style-name="Default" table:number-columns-repeated="3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  <table:table-cell table:style-name="Default" table:number-columns-repeated="3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alkinho I Triplo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Recovery – Expandable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/Transference planetary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9000" calcext:value-type="float">
            <text:p>289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float" office:value="36000" calcext:value-type="float">
            <text:p>36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viable</text:p>
          </table:table-cell>
          <table:table-cell table:style-name="ce5"/>
          <table:table-cell table:number-columns-repeated="1002"/>
          <table:table-cell table:style-name="Default" table:number-columns-repeated="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Default" table:number-columns-repeated="3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Default" table:number-columns-repeated="3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Default" table:number-columns-repeated="3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Default"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  <table:table-cell table:style-name="Default"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3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Default"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4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1200 (5 microsatellites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Default" table:number-columns-repeated="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9000" calcext:value-type="float">
            <text:p>19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  <table:table-cell table:style-name="Default"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New Glen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40000" calcext:value-type="float">
            <text:p>240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float" office:value="27000" calcext:value-type="float">
            <text:p>2700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???</text:p>
          </table:table-cell>
          <table:table-cell table:style-name="ce6"/>
          <table:table-cell table:number-columns-repeated="1002"/>
          <table:table-cell table:style-name="Default" table:number-columns-repeated="3"/>
        </table:table-row>
        <table:table-row table:style-name="ro1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00/00/0000</text:date>, <text:time style:data-style-name="N2" text:time-value="10:45:56.981304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2-24T10:50:20.691303740</dc:date>
    <meta:editing-duration>PT6H42M22S</meta:editing-duration>
    <meta:editing-cycles>104</meta:editing-cycles>
    <meta:generator>LibreOffice/5.2.7.2$Linux_X86_64 LibreOffice_project/20m0$Build-2</meta:generator>
    <meta:document-statistic meta:table-count="1" meta:cell-count="367" meta:object-count="0"/>
  </office:meta>
</office:document-meta>
</file>